
<file path=META-INF/manifest.xml><?xml version="1.0" encoding="utf-8"?>
<manifest:manifest xmlns:manifest="urn:oasis:names:tc:opendocument:xmlns:manifest:1.0" manifest:version="1.3">
  <manifest:file-entry manifest:full-path="/" manifest:version="1.3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svg="urn:oasis:names:tc:opendocument:xmlns:svg-compatible:1.0" office:version="1.3">
  <office:automatic-styles>
</office:automatic-styles>
  <office:body>
    <office:text>
      <text:list>
        <text:list-item>
          <text:p>Outer item 1</text:p>
          <text:list>
            <text:list-item>
              <text:p>Inner item A</text:p>
            </text:list-item>
            <text:list-item>
              <text:p>Inner item B</text:p>
            </text:list-item>
          </text:list>
        </text:list-item>
        <text:list-item>
          <text:p>Outer item 2</text:p>
        </text:list-item>
      </text:list>
    </office:text>
  </office:body>
</office:document-content>
</file>

<file path=styles.xml><?xml version="1.0" encoding="UTF-8"?>
<office:document-stylesxmlns:office="urn:oasis:names:tc:opendocument:xmlns:office:1.0"xmlns:style="urn:oasis:names:tc:opendocument:xmlns:style:1.0"xmlns:text="urn:oasis:names:tc:opendocument:xmlns:text:1.0"xmlns:table="urn:oasis:names:tc:opendocument:xmlns:table:1.0"xmlns:draw="urn:oasis:names:tc:opendocument:xmlns:drawing:1.0"xmlns:fo="urn:oasis:names:tc:opendocument:xmlns:xsl-fo-compatible:1.0"xmlns:xlink="http://www.w3.org/1999/xlink"xmlns:meta="urn:oasis:names:tc:opendocument:xmlns:meta:1.0"xmlns:dc="http://purl.org/dc/elements/1.1/"xmlns:svg="urn:oasis:names:tc:opendocument:xmlns:svg-compatible:1.0" office:version="1.3">
<office:styles>
</office:styles>
</office:document-styles>

</file>

<file path=meta.xml><?xml version="1.0" encoding="utf-8"?>
<office:document-meta xmlns:office="urn:oasis:names:tc:opendocument:xmlns:office:1.0" xmlns:meta="urn:oasis:names:tc:opendocument:xmlns:meta:1.0" xmlns:dc="http://purl.org/dc/elements/1.1/" office:version="1.3">
  <office:meta>
</office:meta>
</office:document-meta>
</file>